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le_20_Slide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fo:min-height="3.681cm"/>
      <style:paragraph-properties style:writing-mode="lr-tb"/>
    </style:style>
    <style:style style:name="pr5" style:family="presentation" style:parent-style-name="Title_20_and_20_Content-outline1">
      <style:graphic-properties fo:min-height="11.836cm"/>
      <style:paragraph-properties style:writing-mode="lr-tb"/>
    </style:style>
    <style:style style:name="pr6" style:family="presentation" style:parent-style-name="Title_20_and_20_Content-outline1">
      <style:graphic-properties fo:min-height="5.514cm"/>
      <style:paragraph-properties style:writing-mode="lr-tb"/>
    </style:style>
    <style:style style:name="pr7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5.561cm" presentation:class="title" presentation:user-transformed="true">
          <draw:text-box>
            <text:p text:style-name="P1">Articulated Robot Control with Deep Reinforcement Learning</text:p>
          </draw:text-box>
        </draw:frame>
        <draw:frame draw:name="Subtitle 2" presentation:style-name="pr2" draw:text-style-name="P4" draw:layer="layout" svg:width="25.399cm" svg:height="4.598cm" svg:x="4.064cm" svg:y="13.436cm" presentation:class="subtitle" presentation:user-transformed="true">
          <draw:text-box>
            <text:p text:style-name="P3">Gregory Attra, M.S. Computer Science, Northeastern University, 202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5">
        <draw:frame presentation:style-name="pr4" draw:text-style-name="P6" draw:layer="layout" svg:width="29.209cm" svg:height="3.681cm" svg:x="2.328cm" svg:y="1.145cm" presentation:class="title" presentation:user-transformed="true">
          <draw:text-box>
            <text:p text:style-name="P6"><text:span text:style-name="T1">Overview</text:span></text:p>
          </draw:text-box>
        </draw:frame>
        <draw:frame presentation:style-name="pr5" draw:layer="layout" svg:width="14.253cm" svg:height="12.086cm" svg:x="17.295cm" svg:y="5.071cm" presentation:class="outline">
          <draw:text-box>
            <text:list text:style-name="L4">
              <text:list-item>
                <text:p>&lt;&lt;PICTURE OF ROBOT IN SUMULATION&gt;&gt;</text:p>
              </text:list-item>
            </text:list>
          </draw:text-box>
        </draw:frame>
        <draw:frame presentation:style-name="pr6" draw:layer="layout" svg:width="14.253cm" svg:height="5.764cm" svg:x="2.328cm" svg:y="11.384cm" presentation:class="outline" presentation:user-transformed="true">
          <draw:text-box>
            <text:list text:style-name="L4">
              <text:list-item>
                <text:p>Leverage simulation and deep reinforcement learning</text:p>
              </text:list-item>
              <text:list-item>
                <text:p>Evaluate performance of various RL methods, namely DQN and Actor-Critic</text:p>
              </text:list-item>
              <text:list-item>
                <text:p>Experiment with several types of replay buffers</text:p>
              </text:list-item>
            </text:list>
          </draw:text-box>
        </draw:frame>
        <draw:frame draw:style-name="gr2" draw:text-style-name="P8" draw:layer="layout" svg:width="13.97cm" svg:height="1.352cm" svg:x="2.328cm" svg:y="4.49cm">
          <draw:text-box>
            <text:p text:style-name="P7"><text:span text:style-name="T2">Problem</text:span></text:p>
          </draw:text-box>
        </draw:frame>
        <draw:frame draw:style-name="gr2" draw:text-style-name="P8" draw:layer="layout" svg:width="13.97cm" svg:height="1.352cm" svg:x="2.032cm" svg:y="9.824cm">
          <draw:text-box>
            <text:p text:style-name="P7"><text:span text:style-name="T2">Approach</text:span></text:p>
          </draw:text-box>
        </draw:frame>
        <draw:frame presentation:style-name="pr6" draw:layer="layout" svg:width="14.253cm" svg:height="5.764cm" svg:x="2.329cm" svg:y="5.92cm" presentation:class="outline" presentation:user-transformed="true">
          <draw:text-box>
            <text:list text:style-name="L4">
              <text:list-item>
                <text:p>Learn a policy to move a robot arm end-effector to a target posi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3T11">
        <draw:frame presentation:style-name="pr4" draw:text-style-name="P6" draw:layer="layout" svg:width="29.209cm" svg:height="3.681cm" svg:x="2.329cm" svg:y="1.146cm" presentation:class="title" presentation:user-transformed="true">
          <draw:text-box>
            <text:p text:style-name="P6"><text:span text:style-name="T1">Simulation – NVIDIA Isaac Gym</text:span></text:p>
          </draw:text-box>
        </draw:frame>
        <draw:frame presentation:style-name="pr6" draw:layer="layout" svg:width="14.253cm" svg:height="5.764cm" svg:x="2.257cm" svg:y="7.874cm" presentation:class="outline" presentation:user-transformed="true">
          <draw:text-box>
            <text:list text:style-name="L4">
              <text:list-item>
                <text:p>GPU Accelerated Physics</text:p>
              </text:list-item>
              <text:list-item>
                <text:p>Vectorized environments</text:p>
              </text:list-item>
              <text:list-item>
                <text:p>Built on PyTorch</text:p>
              </text:list-item>
              <text:list-item>
                <text:p>Robot Assets – Franka Ar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3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2-04-27">4/27/22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</text:span><text:span text:style-name="MT4">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2-04-27">4/27/22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Amato, Chris</meta:initial-creator>
    <meta:editing-cycles>4</meta:editing-cycles>
    <meta:creation-date>2022-04-24T21:45:05</meta:creation-date>
    <dc:date>2022-04-27T10:58:11.164779070</dc:date>
    <meta:editing-duration>PT10M51S</meta:editing-duration>
    <meta:generator>LibreOffice/6.4.7.2$Linux_X86_64 LibreOffice_project/40$Build-2</meta:generator>
    <meta:document-statistic meta:object-count="4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